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7b79d"/>
    </style:style>
    <style:style style:name="gr2" style:family="graphic" style:parent-style-name="standard">
      <style:graphic-properties draw:stroke="none" svg:stroke-width="0.001cm" draw:fill-color="#c9c9b6"/>
    </style:style>
    <style:style style:name="gr3" style:family="graphic" style:parent-style-name="standard">
      <style:graphic-properties svg:stroke-width="0.001cm" svg:stroke-color="#494936" draw:fill="none" draw:fill-color="#ffffff" fo:padding-top="-0.049cm" fo:padding-bottom="-0.049cm" fo:padding-left="-0.049cm" fo:padding-right="-0.049cm"/>
    </style:style>
    <style:style style:name="gr4" style:family="graphic" style:parent-style-name="standard">
      <style:graphic-properties draw:stroke="none" svg:stroke-width="0.001cm" draw:fill-color="#7a7a5a"/>
    </style:style>
    <style:style style:name="gr5" style:family="graphic" style:parent-style-name="standard">
      <style:graphic-properties draw:stroke="none" svg:stroke-width="0.001cm" draw:fill-color="#000000"/>
    </style:style>
    <style:style style:name="gr6" style:family="graphic" style:parent-style-name="standard">
      <style:graphic-properties svg:stroke-width="0.001cm" svg:stroke-color="#000000" draw:fill="none" draw:fill-color="#ffffff" fo:padding-top="-0.049cm" fo:padding-bottom="-0.049cm" fo:padding-left="-0.049cm" fo:padding-right="-0.049cm"/>
    </style:style>
    <style:style style:name="gr7" style:family="graphic" style:parent-style-name="standard">
      <style:graphic-properties draw:stroke="none" svg:stroke-width="0.001cm" draw:fill-color="#93936c"/>
    </style:style>
    <style:style style:name="gr8" style:family="graphic" style:parent-style-name="standard">
      <style:graphic-properties svg:stroke-width="0.032cm" svg:stroke-color="#dbdbce" draw:fill="none" draw:fill-color="#ffffff" fo:padding-top="-0.034cm" fo:padding-bottom="-0.034cm" fo:padding-left="-0.034cm" fo:padding-right="-0.034cm"/>
    </style:style>
    <style:style style:name="gr9" style:family="graphic" style:parent-style-name="standard">
      <style:graphic-properties draw:stroke="none" svg:stroke-width="0.132cm" draw:fill-color="#93936c"/>
    </style:style>
    <style:style style:name="gr10" style:family="graphic" style:parent-style-name="standard">
      <style:graphic-properties svg:stroke-width="0.001cm" svg:stroke-color="#93936c" draw:fill="none" draw:fill-color="#ffffff" fo:padding-top="-0.049cm" fo:padding-bottom="-0.049cm" fo:padding-left="-0.049cm" fo:padding-right="-0.049cm"/>
    </style:style>
    <style:style style:name="gr11" style:family="graphic" style:parent-style-name="standard">
      <style:graphic-properties svg:stroke-width="0.001cm" svg:stroke-color="#dbdbce" draw:fill="none" draw:fill-color="#ffffff" fo:padding-top="-0.049cm" fo:padding-bottom="-0.049cm" fo:padding-left="-0.049cm" fo:padding-right="-0.049cm"/>
    </style:style>
    <style:style style:name="gr12" style:family="graphic" style:parent-style-name="standard">
      <style:graphic-properties svg:stroke-width="0.001cm" svg:stroke-color="#626248" draw:fill="none" draw:fill-color="#ffffff" fo:padding-top="-0.049cm" fo:padding-bottom="-0.049cm" fo:padding-left="-0.049cm" fo:padding-right="-0.049cm"/>
    </style:style>
    <style:style style:name="gr13" style:family="graphic" style:parent-style-name="standard">
      <style:graphic-properties svg:stroke-width="0.001cm" svg:stroke-color="#ecece7" draw:fill="none" draw:fill-color="#ffffff" fo:padding-top="-0.049cm" fo:padding-bottom="-0.049cm" fo:padding-left="-0.049cm" fo:padding-right="-0.049cm"/>
    </style:style>
  </office:automatic-styles>
  <office:body>
    <office:drawing>
      <draw:page draw:name="page1" draw:style-name="dp1" draw:master-page-name="Default">
        <draw:g>
          <draw:glue-point draw:id="4" svg:x="0.506cm" svg:y="-5cm"/>
          <draw:glue-point draw:id="5" svg:x="1.803cm" svg:y="-5cm"/>
          <draw:glue-point draw:id="6" svg:x="1.156cm" svg:y="-5cm"/>
          <draw:glue-point draw:id="7" svg:x="-2.515cm" svg:y="5cm"/>
          <draw:glue-point draw:id="8" svg:x="3.67cm" svg:y="5cm"/>
          <draw:glue-point draw:id="9" svg:x="0.578cm" svg:y="5cm"/>
          <draw:glue-point draw:id="10" svg:x="-5cm" svg:y="1.812cm"/>
          <draw:glue-point draw:id="11" svg:x="-5cm" svg:y="2.64cm"/>
          <draw:glue-point draw:id="12" svg:x="5cm" svg:y="-1.28cm"/>
          <draw:glue-point draw:id="13" svg:x="5cm" svg:y="3.598cm"/>
          <draw:glue-point draw:id="14" svg:x="5cm" svg:y="1.159cm"/>
          <draw:glue-point draw:id="15" svg:x="0.927cm" svg:y="0.721cm"/>
          <draw:polygon draw:style-name="gr1" draw:layer="layout" svg:width="0.89cm" svg:height="0.573cm" svg:x="0.854cm" svg:y="0cm" svg:viewBox="0 0 891 574" draw:points="0,537 0,415 24,317 48,256 97,183 146,134 231,60 280,36 341,11 402,0 451,0 524,11 573,23 671,60 744,134 793,183 841,268 866,342 891,439 891,476 891,550 744,537 744,476 744,439 732,378 707,342 683,293 659,256 622,219 573,195 524,171 488,158 439,158 378,158 329,183 256,232 207,293 170,366 158,427 134,501 146,574">
            <text:p/>
          </draw:polygon>
          <draw:polygon draw:style-name="gr2" draw:layer="layout" svg:width="1.585cm" svg:height="0.268cm" svg:x="0.524cm" svg:y="0.744cm" svg:viewBox="0 0 1586 269" draw:points="0,269 268,0 1586,0 1305,269">
            <text:p/>
          </draw:polygon>
          <draw:polygon draw:style-name="gr3" draw:layer="layout" svg:width="1.585cm" svg:height="0.268cm" svg:x="0.524cm" svg:y="0.744cm" svg:viewBox="0 0 1586 269" draw:points="0,269 268,0 1586,0 1305,269">
            <text:p/>
          </draw:polygon>
          <draw:polygon draw:style-name="gr4" draw:layer="layout" svg:width="0.28cm" svg:height="1.244cm" svg:x="1.829cm" svg:y="0.744cm" svg:viewBox="0 0 281 1245" draw:points="0,1245 281,976 281,0 0,268">
            <text:p/>
          </draw:polygon>
          <draw:polygon draw:style-name="gr3" draw:layer="layout" svg:width="0.28cm" svg:height="1.244cm" svg:x="1.829cm" svg:y="0.744cm" svg:viewBox="0 0 281 1245" draw:points="0,1245 281,976 281,0 0,268">
            <text:p/>
          </draw:polygon>
          <draw:polygon draw:style-name="gr1" draw:layer="layout" svg:width="1.305cm" svg:height="0.988cm" svg:x="0.524cm" svg:y="1.012cm" svg:viewBox="0 0 1306 989" draw:points="0,0 0,989 1306,989 1306,0">
            <text:p/>
          </draw:polygon>
          <draw:polygon draw:style-name="gr3" draw:layer="layout" svg:width="1.305cm" svg:height="0.988cm" svg:x="0.524cm" svg:y="1.012cm" svg:viewBox="0 0 1306 989" draw:points="0,0 0,989 1306,989 1306,0">
            <text:p/>
          </draw:polygon>
          <draw:polygon draw:style-name="gr5" draw:layer="layout" svg:width="0.292cm" svg:height="0.292cm" svg:x="1.073cm" svg:y="1.28cm" svg:viewBox="0 0 293 293" draw:points="293,146 293,139 292,131 291,124 289,117 288,109 286,102 283,95 281,89 278,82 274,75 270,69 266,62 262,57 258,51 252,45 247,40 242,35 236,30 230,26 224,22 218,18 211,15 204,11 197,9 190,6 183,4 175,3 169,1 161,0 153,0 146,0 139,0 131,0 124,1 117,3 109,4 102,6 95,9 88,11 82,15 75,18 69,22 62,26 57,30 50,35 45,40 40,45 35,51 30,57 26,62 22,69 18,75 14,82 11,89 9,95 6,102 4,109 3,117 1,124 0,131 0,139 0,146 0,153 0,161 1,168 3,176 4,183 6,190 9,197 11,204 14,211 18,217 22,224 26,230 30,236 35,241 40,247 45,252 50,257 57,262 62,266 69,270 75,274 82,277 88,281 95,283 102,286 109,288 117,289 124,291 131,292 139,292 146,293 153,292 161,292 169,291 175,289 183,288 190,286 197,283 204,281 211,277 218,274 224,270 230,266 236,262 242,257 247,252 252,247 258,241 262,236 266,230 270,224 274,217 278,211 281,204 283,197 286,190 288,183 289,176 291,168 292,161 293,153">
            <text:p/>
          </draw:polygon>
          <draw:polygon draw:style-name="gr6" draw:layer="layout" svg:width="0.293cm" svg:height="0.293cm" svg:x="1.061cm" svg:y="1.268cm" svg:viewBox="0 0 294 294" draw:points="294,146 294,139 293,132 291,124 290,117 289,109 287,103 284,96 281,89 278,81 274,75 271,69 267,62 262,56 258,51 253,45 248,40 242,35 237,30 231,26 225,22 218,18 211,14 205,11 198,9 191,6 184,4 176,3 169,1 161,0 154,0 146,0 139,0 132,0 124,1 117,3 109,4 102,6 95,9 88,11 81,14 75,18 69,22 62,26 56,30 51,35 45,40 40,45 35,51 30,56 26,62 21,69 18,75 14,81 11,89 9,96 6,103 4,109 3,117 1,124 0,132 0,139 0,146 0,154 0,161 1,168 3,176 4,183 6,190 9,197 11,204 14,211 18,218 21,224 26,231 30,236 35,242 40,247 45,252 51,258 56,263 62,267 69,271 75,275 81,278 88,281 95,284 102,286 109,289 117,290 124,291 132,292 139,294 146,294 154,294 161,292 169,291 176,290 184,289 191,286 198,284 205,281 211,278 218,275 225,271 231,267 237,263 242,258 248,252 253,247 258,242 262,236 267,231 271,224 274,218 278,211 281,204 284,197 287,190 289,183 290,176 291,168 293,161 294,154">
            <text:p/>
          </draw:polygon>
          <draw:polygon draw:style-name="gr5" draw:layer="layout" svg:width="0.085cm" svg:height="0.44cm" svg:x="1.171cm" svg:y="1.39cm" svg:viewBox="0 0 86 441" draw:points="0,0 86,0 86,441 0,441">
            <text:p/>
          </draw:polygon>
          <draw:polygon draw:style-name="gr6" draw:layer="layout" svg:width="0.085cm" svg:height="0.439cm" svg:x="1.171cm" svg:y="1.39cm" svg:viewBox="0 0 86 440" draw:points="0,0 86,0 86,440 0,440">
            <text:p/>
          </draw:polygon>
          <draw:polygon draw:style-name="gr7" draw:layer="layout" svg:width="0.292cm" svg:height="0.146cm" svg:x="0.854cm" svg:y="0.756cm" svg:viewBox="0 0 293 147" draw:points="0,147 146,0 293,0 146,147">
            <text:p/>
          </draw:polygon>
          <draw:polygon draw:style-name="gr7" draw:layer="layout" svg:width="0.293cm" svg:height="0.134cm" svg:x="1.609cm" svg:y="0.756cm" svg:viewBox="0 0 294 135" draw:points="0,135 147,0 294,0 147,135">
            <text:p/>
          </draw:polygon>
          <draw:polygon draw:style-name="gr1" draw:layer="layout" svg:width="0.158cm" svg:height="0.097cm" svg:x="1.598cm" svg:y="0.841cm" svg:viewBox="0 0 159 98" draw:points="159,48 159,46 158,44 157,41 157,39 156,36 155,34 154,31 152,29 150,27 149,25 146,22 144,20 142,19 139,16 137,14 134,13 131,11 128,10 124,8 121,6 118,6 114,4 111,3 107,2 103,1 99,1 95,0 92,0 87,0 83,0 79,0 75,0 71,0 67,0 63,0 60,1 55,1 52,2 48,3 44,4 41,6 37,6 34,8 30,10 27,11 24,13 22,14 19,16 17,19 14,20 12,22 10,25 8,27 6,29 4,31 3,34 2,36 1,39 1,41 0,44 0,46 0,48 0,51 0,53 1,56 1,58 2,61 3,63 4,65 6,68 8,70 10,72 12,75 14,76 17,78 19,81 22,82 24,84 27,86 30,87 34,89 37,90 41,91 44,93 48,94 52,94 55,96 60,96 63,96 67,97 71,97 75,98 79,98 83,98 87,97 92,97 95,96 99,96 103,96 107,94 111,94 114,93 118,91 121,90 124,89 128,87 131,86 134,84 137,82 139,81 142,78 144,76 146,75 149,72 150,70 152,68 154,65 155,63 156,61 157,58 157,56 158,53 159,51">
            <text:p/>
          </draw:polygon>
          <draw:polygon draw:style-name="gr3" draw:layer="layout" svg:width="0.146cm" svg:height="0.098cm" svg:x="1.598cm" svg:y="0.829cm" svg:viewBox="0 0 147 99" draw:points="147,49 147,47 147,44 146,42 145,39 144,37 143,34 142,32 141,30 140,27 137,25 135,23 134,21 131,19 129,17 126,15 124,13 121,12 118,10 115,9 112,7 109,6 105,5 102,4 98,3 95,2 91,1 88,1 84,0 80,0 77,0 73,0 69,0 66,0 62,0 59,1 54,1 51,2 47,3 44,4 41,5 38,6 34,7 31,9 28,10 25,12 22,13 20,15 17,17 15,19 12,21 11,23 9,25 7,27 6,30 4,32 3,34 2,37 1,39 1,42 0,44 0,47 0,49 0,51 0,54 1,56 1,59 2,62 3,64 4,66 6,69 7,71 9,73 11,75 12,77 15,79 17,81 20,83 22,85 25,86 28,88 31,89 34,91 38,92 41,93 44,94 47,95 51,96 54,97 59,97 62,98 66,98 69,99 73,99 77,99 80,98 84,98 88,97 91,97 95,96 98,95 102,94 105,93 109,92 112,91 115,89 118,88 121,86 124,85 126,83 129,81 131,79 134,77 135,75 137,73 140,71 141,69 142,66 143,64 144,62 145,59 146,56 147,54 147,51">
            <text:p/>
          </draw:polygon>
          <draw:polyline draw:style-name="gr3" draw:layer="layout" svg:width="0.914cm" svg:height="0.512cm" svg:x="0.841cm" svg:y="0cm" svg:viewBox="0 0 915 513" draw:points="915,513 914,486 913,461 910,435 906,409 900,384 894,358 886,334 878,310 868,286 857,264 845,240 833,219 819,198 804,178 789,159 772,140 755,123 737,106 719,91 699,77 679,64 659,52 638,41 616,31 594,23 572,15 549,10 526,5 503,2 480,0 458,0 434,0 411,2 388,5 365,10 342,15 320,23 298,31 277,41 256,52 235,64 215,77 196,91 177,106 160,123 142,140 126,159 110,178 95,198 82,219 69,240 57,264 47,286 37,310 28,334 20,358 15,384 9,409 5,435 2,461 0,486 0,513">
            <text:p/>
          </draw:polyline>
          <draw:polygon draw:style-name="gr1" draw:layer="layout" svg:width="0.135cm" svg:height="0.353cm" svg:x="1.609cm" svg:y="0.536cm" svg:viewBox="0 0 136 354" draw:points="0,0 136,0 136,354 0,354">
            <text:p/>
          </draw:polygon>
          <draw:line draw:style-name="gr3" draw:layer="layout" svg:x1="1.744cm" svg:y1="0.879cm" svg:x2="1.744cm" svg:y2="0.512cm">
            <text:p/>
          </draw:line>
          <draw:line draw:style-name="gr6" draw:layer="layout" svg:x1="1.598cm" svg:y1="0.879cm" svg:x2="1.598cm" svg:y2="0.512cm">
            <text:p/>
          </draw:line>
          <draw:polygon draw:style-name="gr1" draw:layer="layout" svg:width="0.159cm" svg:height="0.097cm" svg:x="0.841cm" svg:y="0.841cm" svg:viewBox="0 0 160 98" draw:points="160,48 160,46 159,44 158,41 157,39 157,36 156,34 154,31 153,29 151,27 149,25 147,22 145,20 143,19 140,16 137,14 134,13 131,11 128,10 125,8 122,6 118,6 114,4 111,3 107,2 103,1 99,1 96,0 92,0 87,0 83,0 80,0 75,0 71,0 67,0 63,0 60,1 55,1 51,2 48,3 44,4 40,6 37,6 34,8 31,10 27,11 24,13 21,14 19,16 16,19 14,20 12,22 9,25 7,27 6,29 4,31 3,34 2,36 1,39 0,41 0,44 0,46 0,48 0,51 0,53 0,56 1,58 2,61 3,63 4,65 6,68 7,70 9,72 12,75 14,76 16,78 19,81 21,82 24,84 27,86 31,87 34,89 37,90 40,91 44,93 48,94 51,94 55,96 60,96 63,96 67,97 71,97 75,98 80,98 83,98 87,97 92,97 96,96 99,96 103,96 107,94 111,94 114,93 118,91 122,90 125,89 128,87 131,86 134,84 137,82 140,81 143,78 145,76 147,75 149,72 151,70 153,68 154,65 156,63 157,61 157,58 158,56 159,53 160,51">
            <text:p/>
          </draw:polygon>
          <draw:polygon draw:style-name="gr3" draw:layer="layout" svg:width="0.147cm" svg:height="0.098cm" svg:x="0.841cm" svg:y="0.829cm" svg:viewBox="0 0 148 99" draw:points="148,49 148,47 147,44 146,42 146,39 145,37 144,34 143,32 141,30 140,27 138,25 136,23 134,21 132,19 130,17 127,15 125,13 122,12 118,10 115,9 112,7 109,6 106,5 103,4 99,3 96,2 92,1 88,1 84,0 81,0 78,0 73,0 69,0 66,0 62,0 58,1 55,1 51,2 48,3 44,4 41,5 38,6 35,7 31,9 29,10 25,12 22,13 20,15 17,17 15,19 13,21 11,23 9,25 7,27 6,30 4,32 3,34 2,37 1,39 0,42 0,44 0,47 0,49 0,51 0,54 0,56 1,59 2,62 3,64 4,66 6,69 7,71 9,73 11,75 13,77 15,79 17,81 20,83 22,85 25,86 29,88 31,89 35,91 38,92 41,93 44,94 48,95 51,96 55,97 58,97 62,98 66,98 69,99 73,99 78,99 81,98 84,98 88,97 92,97 96,96 99,95 103,94 106,93 109,92 112,91 115,89 118,88 122,86 125,85 127,83 130,81 132,79 134,77 136,75 138,73 140,71 141,69 143,66 144,64 145,62 146,59 146,56 147,54 148,51">
            <text:p/>
          </draw:polygon>
          <draw:polygon draw:style-name="gr4" draw:layer="layout" svg:width="0.134cm" svg:height="0.353cm" svg:x="0.854cm" svg:y="0.536cm" svg:viewBox="0 0 135 354" draw:points="0,0 135,0 135,354 0,354">
            <text:p/>
          </draw:polygon>
          <draw:polyline draw:style-name="gr3" draw:layer="layout" svg:width="0.621cm" svg:height="0.39cm" svg:x="0.988cm" svg:y="0.146cm" svg:viewBox="0 0 622 391" draw:points="622,391 621,371 620,352 618,332 615,314 612,295 608,275 603,257 597,239 590,221 584,204 576,187 567,171 558,154 548,139 538,125 528,111 516,97 504,85 492,73 479,62 466,51 452,42 438,34 424,27 409,20 395,14 379,9 364,6 349,2 333,0 318,0 302,0 288,0 272,2 256,6 241,9 226,14 211,20 197,27 183,34 168,42 155,51 141,62 128,73 116,85 104,97 93,111 82,125 72,139 62,154 53,171 45,187 37,204 30,221 23,239 18,257 13,275 9,295 6,314 3,332 1,352 0,371 0,391">
            <text:p/>
          </draw:polyline>
          <draw:polygon draw:style-name="gr1" draw:layer="layout" svg:width="0.134cm" svg:height="0.353cm" svg:x="0.854cm" svg:y="0.536cm" svg:viewBox="0 0 135 354" draw:points="0,0 135,0 135,354 0,354">
            <text:p/>
          </draw:polygon>
          <draw:line draw:style-name="gr3" draw:layer="layout" svg:x1="0.841cm" svg:y1="0.879cm" svg:x2="0.841cm" svg:y2="0.512cm">
            <text:p/>
          </draw:line>
          <draw:line draw:style-name="gr6" draw:layer="layout" svg:x1="0.988cm" svg:y1="0.879cm" svg:x2="0.988cm" svg:y2="0.512cm">
            <text:p/>
          </draw:line>
          <draw:polyline draw:style-name="gr8" draw:layer="layout" svg:width="0.372cm" svg:height="0.267cm" svg:x="0.912cm" svg:y="0.036cm" svg:viewBox="0 0 373 268" draw:points="373,0 351,0 329,1 308,4 286,7 265,12 244,19 223,28 203,37 184,48 164,60 145,74 127,88 110,104 93,121 77,139 62,158 48,178 34,199 22,221 10,244 0,268">
            <text:p/>
          </draw:polyline>
          <draw:polygon draw:style-name="gr9" draw:layer="layout" svg:width="0.403cm" svg:height="0.391cm" svg:x="0.183cm" svg:y="1.451cm" svg:viewBox="0 0 404 392" draw:points="12,122 0,183 12,245 37,293 61,330 98,355 134,379 171,392 208,392 233,392 281,367 318,355 342,330 354,318 379,293 391,256 404,208 404,183 404,135 391,98 367,73 354,49 245,24 208,61 245,73 269,73 281,98 305,122 318,147 330,183 330,208 318,245 305,269 281,281 256,306 233,306 195,306 146,293 122,281 98,256 85,220 73,196 85,147 110,110 134,86 159,73 171,37 134,0 73,24 24,86">
            <text:p/>
          </draw:polygon>
          <draw:polygon draw:style-name="gr10" draw:layer="layout" svg:width="0.403cm" svg:height="0.391cm" svg:x="0.183cm" svg:y="1.451cm" svg:viewBox="0 0 404 392" draw:points="12,122 0,183 12,245 37,293 61,330 98,355 134,379 171,392 208,392 233,392 281,367 318,355 342,330 354,318 379,293 391,256 404,208 404,183 404,135 391,98 367,73 354,49 245,24 208,61 245,73 269,73 281,98 305,122 318,147 330,183 330,208 318,245 305,269 281,281 256,306 233,306 195,306 146,293 122,281 98,256 85,220 73,196 85,147 110,110 134,86 159,73 171,37 134,0 73,24 24,86">
            <text:p/>
          </draw:polygon>
          <draw:polygon draw:style-name="gr7" draw:layer="layout" svg:width="0.817cm" svg:height="0.293cm" svg:x="0.537cm" svg:y="1.293cm" svg:viewBox="0 0 818 294" draw:points="0,73 109,73 109,0 207,0 207,73 243,73 243,0 329,0 329,73 805,73 805,85 805,97 805,110 818,122 805,134 805,146 805,171 793,182 793,195 781,207 329,207 329,294 243,294 243,207 207,207 207,294 109,294 109,207 0,207">
            <text:p/>
          </draw:polygon>
          <draw:polygon draw:style-name="gr7" draw:layer="layout" svg:width="0.817cm" svg:height="0.293cm" svg:x="0.537cm" svg:y="1.293cm" svg:viewBox="0 0 818 294" draw:points="0,73 109,73 109,0 207,0 207,73 243,73 243,0 329,0 329,73 805,73 805,85 805,97 805,110 818,122 805,134 805,146 805,171 793,182 793,195 781,207 329,207 329,294 243,294 243,207 207,207 207,294 109,294 109,207 0,207">
            <text:p/>
          </draw:polygon>
          <draw:polyline draw:style-name="gr3" draw:layer="layout" svg:width="0.817cm" svg:height="0.293cm" svg:x="0.537cm" svg:y="1.293cm" svg:viewBox="0 0 818 294" draw:points="0,73 109,73 109,0 207,0 207,73 243,73 243,0 329,0 329,73 805,73 805,85 805,97 805,110 818,122 805,134 805,146 805,171 793,182 793,195 781,207 329,207 329,294 243,294 243,207 207,207 207,294 109,294 109,207 0,207">
            <text:p/>
          </draw:polyline>
          <draw:line draw:style-name="gr11" draw:layer="layout" svg:x1="0.549cm" svg:y1="1.39cm" svg:x2="1.329cm" svg:y2="1.39cm">
            <text:p/>
          </draw:line>
          <draw:line draw:style-name="gr6" draw:layer="layout" svg:x1="0.805cm" svg:y1="1.317cm" svg:x2="0.805cm" svg:y2="1.391cm">
            <text:p/>
          </draw:line>
          <draw:line draw:style-name="gr6" draw:layer="layout" svg:x1="0.805cm" svg:y1="1.5cm" svg:x2="0.805cm" svg:y2="1.574cm">
            <text:p/>
          </draw:line>
          <draw:line draw:style-name="gr12" draw:layer="layout" svg:x1="0.537cm" svg:y1="1.475cm" svg:x2="1.306cm" svg:y2="1.475cm">
            <text:p/>
          </draw:line>
          <draw:polygon draw:style-name="gr7" draw:layer="layout" svg:width="0.256cm" svg:height="0.134cm" svg:x="0.28cm" svg:y="1.378cm" svg:viewBox="0 0 257 135" draw:points="0,0 0,135 257,135 257,0">
            <text:p/>
          </draw:polygon>
          <draw:polygon draw:style-name="gr7" draw:layer="layout" svg:width="0.122cm" svg:height="0.074cm" svg:x="0.305cm" svg:y="1.475cm" svg:viewBox="0 0 123 75" draw:points="0,75 49,49 85,38 123,49 73,0 0,13">
            <text:p/>
          </draw:polygon>
          <draw:polygon draw:style-name="gr7" draw:layer="layout" svg:width="0.122cm" svg:height="0.073cm" svg:x="0.305cm" svg:y="1.341cm" svg:viewBox="0 0 123 74" draw:points="0,0 49,24 85,24 123,24 73,74 0,48">
            <text:p/>
          </draw:polygon>
          <draw:polygon draw:style-name="gr7" draw:layer="layout" svg:width="0.403cm" svg:height="0.378cm" svg:x="0.183cm" svg:y="1.036cm" svg:viewBox="0 0 404 379" draw:points="12,268 0,232 0,208 0,171 12,146 24,122 37,97 49,73 73,48 98,36 134,12 171,12 208,0 233,12 256,12 281,12 318,36 354,73 379,97 391,134 404,183 404,208 404,257 391,293 367,318 354,342 245,379 208,330 245,330 281,305 305,281 318,244 330,195 318,159 293,122 269,97 233,85 183,85 159,85 134,97 122,110 98,134 85,171 73,208 85,257 110,281 122,305 159,318 171,354 73,342 12,281">
            <text:p/>
          </draw:polygon>
          <draw:polygon draw:style-name="gr10" draw:layer="layout" svg:width="0.403cm" svg:height="0.378cm" svg:x="0.183cm" svg:y="1.036cm" svg:viewBox="0 0 404 379" draw:points="12,268 0,232 0,208 0,171 12,146 24,122 37,97 49,73 73,48 98,36 134,12 171,12 208,0 233,12 256,12 281,12 318,36 354,73 379,97 391,134 404,183 404,208 404,257 391,293 367,318 354,342 245,379 208,330 245,330 281,305 305,281 318,244 330,195 318,159 293,122 269,97 233,85 183,85 159,85 134,97 122,110 98,134 85,171 73,208 85,257 110,281 122,305 159,318 171,354 73,342 12,281">
            <text:p/>
          </draw:polygon>
          <draw:polygon draw:style-name="gr7" draw:layer="layout" svg:width="0.293cm" svg:height="0.293cm" svg:x="0.012cm" svg:y="1.293cm" svg:viewBox="0 0 294 294" draw:points="183,0 146,0 122,0 85,11 60,23 36,48 12,73 12,97 0,122 0,146 0,182 0,195 24,231 24,244 48,256 73,281 110,294 146,294 195,281 220,220 208,231 183,231 158,244 146,244 122,244 85,220 73,207 60,195 48,171 48,146 48,122 60,97 85,73 110,61 134,48 170,48 208,61 232,97 244,122 244,146 244,171 232,195 294,171 294,97 220,36">
            <text:p/>
          </draw:polygon>
          <draw:polygon draw:style-name="gr10" draw:layer="layout" svg:width="0.293cm" svg:height="0.293cm" svg:x="0.012cm" svg:y="1.293cm" svg:viewBox="0 0 294 294" draw:points="183,0 146,0 122,0 85,11 60,23 36,48 12,73 12,97 0,122 0,146 0,182 0,195 24,231 24,244 48,256 73,281 110,294 146,294 195,281 220,220 208,231 183,231 158,244 146,244 122,244 85,220 73,207 60,195 48,171 48,146 48,122 60,97 85,73 110,61 134,48 170,48 208,61 232,97 244,122 244,146 244,171 232,195 294,171 294,97 220,36">
            <text:p/>
          </draw:polygon>
          <draw:line draw:style-name="gr11" draw:layer="layout" svg:x1="0.671cm" svg:y1="1.317cm" svg:x2="0.671cm" svg:y2="1.391cm">
            <text:p/>
          </draw:line>
          <draw:line draw:style-name="gr6" draw:layer="layout" svg:x1="0.671cm" svg:y1="1.5cm" svg:x2="0.671cm" svg:y2="1.574cm">
            <text:p/>
          </draw:line>
          <draw:polygon draw:style-name="gr3" draw:layer="layout" svg:width="0.244cm" svg:height="0.268cm" svg:x="0.256cm" svg:y="1.097cm" svg:viewBox="0 0 245 269" draw:points="245,134 245,127 244,121 243,114 242,107 241,100 239,94 237,87 235,81 232,75 229,69 226,63 223,57 219,52 215,46 211,42 206,36 202,32 197,28 192,23 187,20 182,17 176,13 171,11 165,8 159,5 153,4 147,3 141,1 135,0 129,0 122,0 116,0 110,0 104,1 98,3 92,4 86,5 80,8 74,11 68,13 63,17 58,20 52,23 47,28 42,32 38,36 34,42 29,46 25,52 22,57 19,63 15,69 12,75 9,81 7,87 5,94 3,100 2,107 1,114 0,121 0,127 0,134 0,140 0,147 1,154 2,161 3,168 5,174 7,181 9,187 12,193 15,199 19,205 22,211 25,216 29,222 34,227 38,232 42,236 47,240 52,245 58,248 63,251 68,255 74,257 80,260 86,263 92,264 98,265 104,267 110,268 116,269 122,269 129,269 135,268 141,267 147,265 153,264 159,263 165,260 171,257 176,255 182,251 187,248 192,245 197,240 202,236 206,232 211,227 215,222 219,216 223,211 226,205 229,199 232,193 235,187 237,181 239,174 241,168 242,161 243,154 244,147 245,140">
            <text:p/>
          </draw:polygon>
          <draw:polygon draw:style-name="gr3" draw:layer="layout" svg:width="0.244cm" svg:height="0.245cm" svg:x="0.256cm" svg:y="1.512cm" svg:viewBox="0 0 245 246" draw:points="245,122 245,116 244,110 243,104 242,98 241,92 239,86 237,80 235,74 232,68 229,63 226,58 223,52 219,47 215,42 211,38 206,33 202,29 197,25 192,21 187,18 182,15 176,12 171,9 165,7 159,5 153,3 147,1 141,1 135,0 129,0 122,0 116,0 110,0 104,1 98,1 92,3 86,5 80,7 74,9 68,12 63,15 58,18 52,21 47,25 42,29 38,33 34,38 29,42 25,47 22,52 19,58 15,63 12,68 9,74 7,80 5,86 3,92 2,98 1,104 0,110 0,116 0,122 0,128 0,135 1,141 2,147 3,153 5,159 7,165 9,171 12,177 15,182 19,187 22,193 25,197 29,203 34,207 38,211 42,215 47,220 52,223 58,227 63,230 68,233 74,236 80,238 86,240 92,241 98,243 104,244 110,245 116,246 122,246 129,246 135,245 141,244 147,243 153,241 159,240 165,238 171,236 176,233 182,230 187,227 192,223 197,220 202,215 206,211 211,207 215,203 219,197 223,193 226,187 229,182 232,177 235,171 237,165 239,159 241,153 242,147 243,141 244,135 245,128">
            <text:p/>
          </draw:polygon>
          <draw:polygon draw:style-name="gr3" draw:layer="layout" svg:width="0.195cm" svg:height="0.195cm" svg:x="0.06cm" svg:y="1.341cm" svg:viewBox="0 0 196 196" draw:points="196,98 196,92 195,88 195,83 194,78 192,73 191,68 190,63 188,59 185,54 183,50 181,46 178,41 175,37 172,33 169,29 165,26 161,23 158,20 153,17 149,14 145,12 141,9 137,7 132,5 127,4 122,3 117,1 113,0 107,0 103,0 97,0 92,0 88,0 82,0 78,1 73,3 69,4 64,5 59,7 55,9 50,12 46,14 42,17 38,20 34,23 30,26 27,29 23,33 20,37 17,41 15,46 12,50 10,54 8,59 6,63 5,68 3,73 2,78 1,83 0,88 0,92 0,98 0,102 0,107 1,112 2,117 3,122 5,127 6,132 8,136 10,141 12,145 15,149 17,154 20,158 23,161 27,165 30,169 34,172 38,175 42,178 46,181 50,183 55,185 59,188 64,190 69,191 73,192 78,194 82,195 88,195 92,196 97,196 103,196 107,195 113,195 117,194 122,192 127,191 132,190 137,188 141,185 145,183 149,181 153,178 158,175 161,172 165,169 169,165 172,161 175,158 178,154 181,149 183,145 185,141 188,136 190,132 191,127 192,122 194,117 195,112 195,107 196,102">
            <text:p/>
          </draw:polygon>
          <draw:polyline draw:style-name="gr3" draw:layer="layout" svg:width="0.197cm" svg:height="0.304cm" svg:x="0cm" svg:y="1.293cm" svg:viewBox="0 0 198 305" draw:points="198,6 190,4 182,3 175,1 167,0 160,0 152,0 144,0 136,0 130,1 122,3 115,4 107,6 100,8 93,11 86,15 79,18 72,22 66,26 60,31 54,35 48,40 43,46 37,51 33,57 28,63 24,69 19,75 16,83 12,90 10,96 7,103 5,111 3,118 1,125 1,133 0,141 0,149 0,156 0,164 1,171 1,179 3,186 5,193 7,201 10,208 12,215 16,222 20,229 24,235 28,241 33,247 38,253 43,259 49,264 55,269 60,274 67,278 73,282 79,286 86,290 93,292 100,295 108,298 115,300 123,302 130,303 138,303 145,305 152,305 160,305 168,303 175,303 183,301 191,299 198,298">
            <text:p/>
          </draw:polyline>
          <draw:polyline draw:style-name="gr3" draw:layer="layout" svg:width="0.414cm" svg:height="0.345cm" svg:x="0.183cm" svg:y="1.036cm" svg:viewBox="0 0 415 346" draw:points="362,346 369,338 375,329 381,321 386,312 391,303 395,294 399,284 403,275 406,265 409,255 411,245 412,234 414,224 415,214 415,204 414,193 413,183 411,173 410,163 407,153 405,143 401,133 397,123 392,114 388,105 382,96 376,87 370,79 364,71 357,64 350,57 342,50 334,43 326,37 317,31 308,26 299,22 289,17 280,13 270,10 260,6 250,4 240,3 230,1 220,0 210,0 200,0 189,1 179,1 169,4 158,5 149,8 139,11 129,15 120,19 110,23 102,29 93,34 84,40 76,46 68,53 61,60 53,68 47,75 41,84 34,92 29,100 24,110 19,118 15,128 11,138 8,147 5,157 3,168 2,178 0,188 0,198 0,209 0,219 1,229 2,240 4,250 6,260">
            <text:p/>
          </draw:polyline>
          <draw:polyline draw:style-name="gr13" draw:layer="layout" svg:width="0.183cm" svg:height="0.182cm" svg:x="0.207cm" svg:y="1.061cm" svg:viewBox="0 0 184 183" draw:points="184,0 174,0 165,0 156,1 146,3 138,6 129,8 120,11 111,14 103,18 95,23 86,27 79,32 71,38 64,44 57,50 50,56 44,63 38,71 33,78 27,86 23,94 18,102 14,110 11,120 8,128 6,137 3,146 2,155 1,164 0,173 0,183">
            <text:p/>
          </draw:polyline>
          <draw:polyline draw:style-name="gr13" draw:layer="layout" svg:width="0.103cm" svg:height="0.101cm" svg:x="0.029cm" svg:y="1.307cm" svg:viewBox="0 0 104 102" draw:points="104,0 97,1 91,2 84,5 77,7 71,10 66,13 59,16 54,20 48,24 43,29 38,34 33,39 28,44 24,49 20,56 17,62 13,68 10,74 6,81 4,88 1,95 0,102">
            <text:p/>
          </draw:polyline>
          <draw:polyline draw:style-name="gr3" draw:layer="layout" svg:width="0.414cm" svg:height="0.343cm" svg:x="0.183cm" svg:y="1.499cm" svg:viewBox="0 0 415 344" draw:points="6,83 4,93 2,104 0,114 0,124 0,134 0,145 0,155 2,165 4,176 6,186 9,196 12,206 15,216 20,225 24,234 30,244 35,252 42,261 48,269 55,276 62,284 70,291 78,298 86,304 95,310 103,315 113,320 122,325 132,329 141,333 151,336 161,338 171,340 182,342 192,343 202,344 213,344 223,343 234,341 244,340 254,338 264,335 274,332 284,328 293,324 302,320 312,315 320,309 330,303 337,297 346,290 353,283 360,276 367,268 373,259 379,251 385,242 390,233 395,224 399,214 402,204 406,195 408,184 411,174 412,164 414,154 415,143 415,133 414,122 413,112 411,102 410,91 408,82 405,72 401,62 397,52 392,43 388,33 383,24 376,16 370,8 363,0">
            <text:p/>
          </draw:polyline>
          <draw:polyline draw:style-name="gr13" draw:layer="layout" svg:width="0.086cm" svg:height="0.15cm" svg:x="0.207cm" svg:y="1.501cm" svg:viewBox="0 0 87 151" draw:points="87,0 78,4 70,10 63,16 56,23 49,29 42,37 36,43 30,52 25,60 21,68 17,76 13,85 9,94 6,103 4,113 2,123 1,132 0,141 0,151">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Lock and Key</dc:title>
    <meta:creation-date>2011-02-07T16:41:53</meta:creation-date>
    <meta:editing-duration>P0D</meta:editing-duration>
    <meta:editing-cycles>1</meta:editing-cycles>
    <meta:document-statistic meta:object-count="55"/>
    <meta:generator>OpenOffice.org/3.3$Linux OpenOffice.org_project/330m20$Build-9567</meta:generator>
  </office:meta>
</office:document-meta>
</file>